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0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Standard">Este estudo analisa fatores associados à depressão em mulheres, com ênfase em experiências de violência sexual, características sociodemográficas e condições de saúde. O objetivo foi combinar abordagens inferenciais e preditivas para oferecer uma análise robusta e metodologicamente consistente.</text:p>
      <text:h text:style-name="Heading_20_1" text:outline-level="1">Metodologia</text:h>
      <text:p text:style-name="Standard">Foram utilizadas três abordagens analíticas: análise exploratória de dados, regressão logística multivariada e modelos de machine learning (Random Forest e CatBoost). A regressão logística foi empregada para inferência estatística, enquanto os modelos de ML foram utilizados de forma complementar para avaliar capacidade preditiva e não linearidades.</text:p>
      <text:h text:style-name="Heading_20_1" text:outline-level="1">Análise Exploratória</text:h>
      <text:p text:style-name="Standard">A análise exploratória identificou padrões claros entre depressão e idade, escolaridade, estado nutricional e, principalmente, experiências de violência sexual e suas consequências psicológicas. Esses achados orientaram a seleção das variáveis incluídas nos modelos subsequentes.</text:p>
      <text:h text:style-name="Heading_20_1" text:outline-level="1">Regressão Logística Multivariada</text:h>
      <text:p text:style-name="Standard">A regressão logística estimou odds ratios ajustados, evidenciando associações robustas entre depressão e violência sexual, consequências psicológicas, idade, escolaridade e IMC. O modelo foi utilizado como base inferencial do estudo.</text:p>
      <text:h text:style-name="Heading_20_1" text:outline-level="1">Modelos de Machine Learning</text:h>
      <text:p text:style-name="Standard">O Random Forest apresentou desempenho discriminativo intermediário. O CatBoost demonstrou desempenho superior, com ROC AUC elevado e alta sensibilidade para detecção de casos de depressão, sendo adequado para dados desbalanceados e variáveis categóricas.</text:p>
      <text:h text:style-name="Heading_20_1" text:outline-level="1">Comparação dos Modelos</text:h>
      <text:p text:style-name="Standard">A comparação dos modelos foi realizada utilizando o mesmo conjunto de teste. O CatBoost apresentou melhor desempenho preditivo, enquanto a regressão logística manteve sua relevância inferencial. Os resultados mostraram convergência substantiva entre os métodos.</text:p>
      <text:h text:style-name="Heading_20_1" text:outline-level="1">Discussão Integrada</text:h>
      <text:p text:style-name="Standard"/>
      <text:p text:style-name="P1">Neste estudo, a regressão logística multivariada foi empregada como modelo principal para estimar associações ajustadas entre características sociodemográficas, experiências de violência sexual e a ocorrência de depressão, permitindo interpretação direta por meio de odds ratios. Essa abordagem foi escolhida por sua adequação à inferência estatística e por sua ampla utilização em estudos epidemiológicos. Como análises complementares, foram aplicados modelos de machine learning — Random Forest e CatBoost — com o objetivo de avaliar a capacidade preditiva das variáveis e explorar possíveis relações não lineares, sem substituir o modelo inferencial principal.</text:p>
      <text:p text:style-name="P1">A comparação entre os modelos evidenciou desempenho discriminativo superior do CatBoost, que apresentou maior área sob a curva ROC (AUC) e maior área sob a curva Precision–Recall em relação à regressão logística e ao Random Forest. Esse resultado é consistente com a literatura, uma <text:soft-page-break/>vez que modelos de gradient boosting tendem a apresentar melhor desempenho em dados tabulares com variáveis categóricas e desbalanceamento entre classes, características presentes no conjunto de dados analisado.</text:p>
      <text:p text:style-name="P1">O Random Forest apresentou desempenho discriminativo intermediário, inferior ao CatBoost, especialmente no equilíbrio entre sensibilidade e precisão para a classe minoritária. Embora tenha capturado parte das relações entre os preditores e o desfecho, o modelo mostrou maior limitação na identificação consistente de indivíduos com depressão, o que é esperado em contextos de forte desbalanceamento e presença de múltiplas variáveis categóricas.</text:p>
      <text:p text:style-name="P1">A regressão logística, por sua vez, apresentou desempenho preditivo inferior aos modelos de machine learning, o que era esperado considerando seu foco inferencial e a suposição de linearidade entre os preditores e o desfecho. Esse resultado não compromete sua relevância analítica, uma vez que o objetivo principal do modelo logístico foi estimar associações ajustadas e não maximizar a capacidade preditiva. Assim, a utilização conjunta de modelos inferenciais e preditivos permitiu uma compreensão mais abrangente do fenômeno estudado.</text:p>
      <text:p text:style-name="P1">A análise integrada dos modelos revelou convergência substancial quanto aos principais fatores associados à depressão. Variáveis como idade, consequências psicológicas decorrentes da violência sexual, experiência de relação sexual forçada ao longo da vida, escolaridade e estado nutricional figuraram consistentemente entre os preditores mais relevantes. Essa convergência entre abordagens inferenciais e preditivas reforça a robustez dos achados e sugere que os padrões identificados não dependem exclusivamente de pressupostos de linearidade.</text:p>
      <text:p text:style-name="P1">Observou-se ainda que os modelos de machine learning, em especial o CatBoost, apresentaram elevada sensibilidade para a detecção de casos de depressão, característica particularmente relevante em contextos de saúde pública. Embora tal sensibilidade tenha sido acompanhada por menor precisão, esse comportamento foi interpretado como aceitável, dado que a priorização da identificação de indivíduos em risco pode ser mais relevante do que a minimização de falsos positivos em estratégias de rastreamento e prevenção.</text:p>
      <text:p text:style-name="P1">É importante destacar que, apesar do bom desempenho preditivo, os modelos de machine learning não permitem inferência causal direta. Dessa forma, seus resultados devem ser interpretados de maneira complementar à regressão logística multivariada. Ainda assim, sua aplicação contribuiu para reforçar a consistência dos achados, ao demonstrar que as associações observadas permanecem relevantes mesmo quando analisadas sob uma perspectiva preditiva e não linear.</text:p>
      <text:p text:style-name="P1">Em conjunto, os resultados indicam que a depressão está fortemente associada a experiências de violência sexual e a contextos de vulnerabilidade psicossocial, ressaltando a importância de políticas públicas e estratégias de cuidado em saúde mental que considerem esses fatores de forma integrada. A combinação de métodos inferenciais e preditivos mostrou-se uma abordagem metodologicamente robusta e adequada para a análise do fenômeno em questão.</text:p>
      <text:h text:style-name="Heading_20_1" text:outline-level="1">Conclusão</text:h>
      <text:p text:style-name="Standard">O estudo demonstra que a combinação de métodos inferenciais e preditivos fornece uma compreensão mais abrangente da depressão associada à violência sexual. Os resultados sustentam a relevância de estratégias integradas de prevenção e cuidad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1-07T21:32:33.308682020</dc:date>
    <meta:editing-duration>PT3M44S</meta:editing-duration>
    <meta:editing-cycles>1</meta:editing-cycles>
    <meta:document-statistic meta:table-count="0" meta:image-count="0" meta:object-count="0" meta:page-count="2" meta:paragraph-count="23" meta:word-count="830" meta:character-count="6168" meta:non-whitespace-character-count="5360"/>
  </office:meta>
</office:document-meta>
</file>